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style="normal" style:text-underline-style="none" style:font-style-asian="normal" style:font-style-complex="normal"/>
    </style:style>
    <style:style style:name="P5" style:family="paragraph" style:parent-style-name="Text_20_body" style:list-style-name="L2">
      <style:text-properties fo:font-style="normal" style:text-underline-style="none" style:font-style-asian="normal" style:font-style-complex="normal"/>
    </style:style>
    <style:style style:name="P6" style:family="paragraph" style:parent-style-name="Text_20_body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Text_20_body" style:list-style-name="L3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8" style:family="paragraph" style:parent-style-name="Heading_20_2" style:master-page-name="entete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Compte Rendu de la réunion externe 2 du 16/10</text:h>
      <text:p text:style-name="Text_20_body"/>
      <text:p text:style-name="Text_20_body"><text:span text:style-name="T1">Personnes présentes</text:span> :</text:p>
      <text:list xml:id="list14614386041" text:style-name="L1">
        <text:list-item>
          <text:p text:style-name="P3">Équipe ELOG</text:p>
          <text:list>
            <text:list-item>
              <text:p text:style-name="P3">M. Éloi PERDEREAU</text:p>
            </text:list-item>
            <text:list-item>
              <text:p text:style-name="P3">M. Samir AZZAG</text:p>
            </text:list-item>
            <text:list-item>
              <text:p text:style-name="P3">M. Grégory ROLLAND</text:p>
            </text:list-item>
            <text:list-item>
              <text:p text:style-name="P3">Mme Linda FAURE</text:p>
            </text:list-item>
          </text:list>
        </text:list-item>
        <text:list-item>
          <text:p text:style-name="P3">Client</text:p>
          <text:list>
            <text:list-item>
              <text:p text:style-name="P3">M. Esteban ERONE (représentant de la société VéloLibertéSanté)</text:p>
            </text:list-item>
          </text:list>
        </text:list-item>
      </text:list>
      <text:p text:style-name="Text_20_body"><text:span text:style-name="T1">Personnes absentes :</text:span></text:p>
      <text:list xml:id="list1908333832" text:continue-numbering="true" text:style-name="L1">
        <text:list-item>
          <text:p text:style-name="P3">Équipe ELOG</text:p>
          <text:list>
            <text:list-item>
              <text:p text:style-name="P3">M. Oualid NAJI (cause médicale)</text:p>
            </text:list-item>
          </text:list>
        </text:list-item>
      </text:list>
      <text:p text:style-name="Text_20_body"/>
      <text:h text:style-name="Heading_20_3" text:outline-level="3">Avis du client sur la maquette</text:h>
      <text:p text:style-name="P2"/>
      <text:p text:style-name="P4"><text:tab/>Nous avons apporté un dessin de la maquette, que l'on a fait manuellement dans un fichier LibreOffice, a défaut de présenter une véritable interface graphique en Qt. Le client a validé l’esthétique de la maquette, cependant il a mis en évidence le manque d'éléments affichés. Il souhaiterait pouvoir accéder à d'autres informations :</text:p>
      <text:list xml:id="list362899594" text:style-name="L2">
        <text:list-item>
          <text:p text:style-name="P5">Nombre de vélos disponibles et non disponibles par station (nouvelles colonnes)</text:p>
        </text:list-item>
        <text:list-item>
          <text:p text:style-name="P5">Localisation du vélo (la station auquelle il est attaché ou s'il est en cours d'utilisation)</text:p>
        </text:list-item>
        <text:list-item>
          <text:p text:style-name="P5">Consulter le profil détaillé d'un abonné</text:p>
        </text:list-item>
      </text:list>
      <text:p text:style-name="P4"/>
      <text:h text:style-name="Heading_20_3" text:outline-level="3">Objectifs pour l'itération 2</text:h>
      <text:list xml:id="list303426283" text:style-name="L3">
        <text:list-item>
          <text:p text:style-name="P7">Interface graphique du cas d'utilisation « gestion des éléments » d'ici le 20/10</text:p>
        </text:list-item>
        <text:list-item>
          <text:p text:style-name="P7">Fin du cas d'utilisation « gestion éléments »</text:p>
        </text:list-item>
        <text:list-item>
          <text:p text:style-name="P7">Intégration d'une gestion des abonnés dans l'application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17T13:59:14</dc:date>
    <dc:creator>PERDEREAU Eloi</dc:creator>
    <meta:editing-duration>PT4H3M37S</meta:editing-duration>
    <meta:editing-cycles>34</meta:editing-cycles>
    <meta:generator>LibreOffice/3.5$Linux_x86 LibreOffice_project/350m1$Build-2</meta:generator>
    <dc:title>Fiche d'itération</dc:title>
    <meta:document-statistic meta:table-count="0" meta:image-count="0" meta:object-count="0" meta:page-count="1" meta:paragraph-count="23" meta:word-count="185" meta:character-count="1076" meta:non-whitespace-character-count="928"/>
  </office:meta>
</office:document-meta>
</file>